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alibri1" svg:font-family="Calibri"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List_20_Paragraph">
      <style:paragraph-properties fo:text-align="justify" style:justify-single-word="false"/>
    </style:style>
    <style:style style:name="P2" style:family="paragraph" style:parent-style-name="List_20_Paragraph" style:list-style-name="WWNum1">
      <style:paragraph-properties fo:text-align="justify" style:justify-single-word="false"/>
    </style:style>
    <style:style style:name="P3" style:family="paragraph" style:parent-style-name="List_20_Paragraph">
      <style:paragraph-properties fo:text-align="justify" style:justify-single-word="false"/>
      <style:text-properties style:font-name="Arial" fo:font-size="10pt" style:font-size-asian="10pt" style:font-name-complex="Arial1" style:font-size-complex="10pt"/>
    </style:style>
    <style:style style:name="P4" style:family="paragraph" style:parent-style-name="List_20_Paragraph">
      <style:paragraph-properties fo:margin-left="0cm" fo:margin-right="0cm" fo:text-align="justify" style:justify-single-word="false" fo:text-indent="0cm" style:auto-text-indent="false"/>
    </style:style>
    <style:style style:name="P5" style:family="paragraph" style:parent-style-name="List_20_Paragraph">
      <style:paragraph-properties fo:margin-left="0cm" fo:margin-right="0cm" fo:text-align="justify" style:justify-single-word="false" fo:text-indent="0cm" style:auto-text-indent="false"/>
      <style:text-properties style:font-name="Arial" fo:font-size="10pt" fo:language="en" fo:country="US" style:font-size-asian="10pt" style:font-name-complex="Arial1" style:font-size-complex="10pt"/>
    </style:style>
    <style:style style:name="P6" style:family="paragraph" style:parent-style-name="Standard">
      <style:paragraph-properties fo:text-align="justify" style:justify-single-word="false"/>
    </style:style>
    <style:style style:name="P7" style:family="paragraph" style:parent-style-name="Standard" style:master-page-name="Standard">
      <style:paragraph-properties fo:text-align="justify" style:justify-single-word="false" style:page-number="auto"/>
    </style:style>
    <style:style style:name="T1" style:family="text">
      <style:text-properties style:font-name="Arial" fo:font-size="10pt" style:font-size-asian="10pt" style:font-name-complex="Arial1" style:font-size-complex="10pt"/>
    </style:style>
    <style:style style:name="T2" style:family="text">
      <style:text-properties style:font-name="Arial" fo:font-size="10pt" fo:language="en" fo:country="US" style:font-size-asian="10pt" style:font-name-complex="Arial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Dobrý den,</text:span></text:p>
      <text:p text:style-name="P6"><text:span text:style-name="T1">posílám slíbené podněty k pronájmu obchodních prostor ve správě města. Budu psát v bodech:</text:span></text:p>
      <text:list xml:id="list7367655622182492141" text:style-name="WWNum1">
        <text:list-item>
          <text:p text:style-name="P2"><text:span text:style-name="T1">Současné nastavení tendrů není vyhovující pro mezinárodní koncepty. Ty potřebují delší období pro vyhodnocení nabídky. Mají expanzní manažery, často zodpovědné za více zemí, kteří komunikují s místními agenturami zaměřenými na retail (v případě ulic) nebo jsou v kontaktu i napřímo, ale to zejména u obchodních center. Realitních společností, kteří se specializují na obchody není mnoho. V Praze to jsou zejména Cushman </text:span><text:span text:style-name="T2">&amp; </text:span><text:span text:style-name="T1">Wakefield, CBRE, JLL a MAX Immo (ne Maxima, ti dělají byty...). Dále spíše jen jednotliví agenti. Tyto společnosti udržují pravidelný kontakt s obchodními značkami, mají přehled o tom, co kdo hledá, co kdo chce opustit, kdo vstupuje na trh... Drtivá většina pronájmů renomovaných mezinárodních značek na těch nejlepších lokalitách probíhá přes tyto agentury.</text:span></text:p>
        </text:list-item>
        <text:list-item>
          <text:p text:style-name="P2"><text:span text:style-name="T1">Obvyklý proces tedy vypadá tak, že se objeví možná jednotka (např. stále obsazená, ale ví se, že za pár měsíců bude k dispozici), informuje se expanzní manažer značky, ten potřebuje nějaký čas na vyhodnocení nabídky a naplánování prohlídky. Dále prochází nabídka interním schválením a je většinou nutná další prohlídka s firemním architektem. Dost často je třeba i čas na zakreslení layoutu prodejny, aby se ověřilo, že je pro koncept vhodná. Toto většinou opravdu trvá spíše pár měsíců. Současným systémem (relativně malý čas na podání nabídky, jedna možná prohlídka, kolikrát ani to ne) se město připravuje o zajímavé mezinárodní nájemce.</text:span></text:p>
        </text:list-item>
        <text:list-item>
          <text:p text:style-name="P2"><text:span text:style-name="T1">Město se ne vždy chová tržně, nabízí podmínky, které nejsou na trhu standardní. Např. nabízí dlouhé rent-free období, třeba během rekonstrukce. Nebo umožní započítat oproti nájmu investice nájemce, což se obvykle nedělá.</text:span></text:p>
        </text:list-item>
        <text:list-item>
          <text:p text:style-name="P2"><text:span text:style-name="T1">Není důvod nedávat nabídky na soukromé realitní servery. V ČR zejména Sreality.cz nebo Reality.idnes.cz. Obecně se má snažit, aby se nabídka dostala mezi co nejvíce lidí. Vůbec by v tomto nemělo fungovat nějaké vyhlášení záměru na úřední desce na chodbě Magistrátu.</text:span></text:p>
        </text:list-item>
        <text:list-item>
          <text:p text:style-name="P2"><text:span text:style-name="T1">Není důvod nespolupracovat s výše zmíněnými agenturami. A to třeba i při odhadu nájmu jednotky, případně využití.</text:span></text:p>
        </text:list-item>
        <text:list-item>
          <text:p text:style-name="P2"><text:span text:style-name="T1">Při stanovení nájmů u retailu nebudou fungovat cenové mapy jako např. u bytů. U retailu je výrazný rozdíl, zda je jednotka na hlavní ulici nebo deset metrů za rohem. Např. Swarovski Na Příkopě, nájem cca 250 EUR/m2/měsíc. Cerruti za rohem v Havířské, podobná velikost, nájem cca 100 EUR/m2/měsíc. U stanovení nájmu jednotky hrají dále významnou roli šíře výloh (jak je vidět dovnitř) a vnitřní uspořádání (je jednotka na více patrech? Není jednoduché dostat zákazníky do patra. Je v jednotce hodně sloupů? Zvýšené riziko krádeží – nutno více personálu, zvýšené náklady.)</text:span></text:p>
        </text:list-item>
        <text:list-item>
          <text:p text:style-name="P2"><text:span text:style-name="T1">Ohledně toho, co je typické. Např. v obchodním centru dostanete na začátku jednotku v tzv. stavu „shell </text:span><text:span text:style-name="T2">&amp; core</text:span><text:span text:style-name="T1">“. Tzn. betonová podlaha, zdi, stropy bez podhledů, jsou pouze přípravy na vodu či slaboproud. Nájemce si udělá podlahu dle svého standardu, to samé strop, světla, rozvede si dráty dle potřeby. Standardní je, že na konci nájmu předá jednotku v původním stavu. Odepisuje si náklady. Nemá nárok na nějaké zhodnocení jednotky. Toto je u nových center. Když se pak jednotka předává dalšímu nájemci, obvykle se dohodnou, že něco se nechá, neodstraňuje se vše. A je celkem běžné, že za to nový nájemce platí starému nějaké odstupné.</text:span></text:p>
        </text:list-item>
      </text:list>
      <text:p text:style-name="P1"><text:span text:style-name="T1"><text:s/>U jednotek na ulici může být případ, kdy nájemce jednotku zrekonstruuje. Tento stav pak i zůstane po jeho odchodu. Pokud nájemce udělá něco, co zůstane i po jeho odchodu a pronajímatel to může použít, je obvyklé dát nájemci úlevu ve formě měsíců ze sníženým nájmem. Toto období je ale vždy rozumně dlouhé a je časově omezené (např. „nájemce platí během rekonstrukce poloviční nájem, avšak maximálně po dobu 4 měsíců“). Samozřejmě to nemůže být tak, jak bylo zmíněno v článku o Rittigovi, že si někdo udělá restauraci a pak si to odepisuje z nájmu.</text:span></text:p>
      <text:p text:style-name="P3"/>
      <text:p text:style-name="P4"><text:span text:style-name="T1">Momentálně mě více nenapadá a ani nechci říci, že město to paušálně dělá špatně, kolikrát pronajme dobrému konceptu za dobrý nájem (např. Marc O</text:span><text:span text:style-name="T2">’Polo na Václ. náměstí). <text:s/>Některé ty excesy jsou </text:span><text:soft-page-break/><text:span text:style-name="T2">často výsledkem úplatků nebo známostí, takže těžko říct, že město “neví, jak to má správně dělat”. Když to mám shrnout, tak co se dá tedy s určitostí říci:</text:span></text:p>
      <text:p text:style-name="P5"/>
      <text:list xml:id="list163917034983092" text:continue-numbering="true" text:style-name="WWNum1">
        <text:list-item>
          <text:p text:style-name="P2"><text:span text:style-name="T2">1) Zajistit, ať se nabídky dostanou mezi co nejvíce zájemců, klidně využívat kanceláře či servery.</text:span></text:p>
        </text:list-item>
        <text:list-item>
          <text:p text:style-name="P2"><text:span text:style-name="T2">2) Poskytnout dostatek času na seznámení s nabídkou, aby se zbytečně nevyloučily zajímavé, zejména zahraniční koncepty.</text:span></text:p>
        </text:list-item>
        <text:list-item>
          <text:p text:style-name="P2"><text:span text:style-name="T2">3) V případě lukrativních lokalit klidně zahrnout RK, které se na obchody specializují, případně sestavit malý výbor ze zástupců těchto kanceláří, který může být k dispozici pro konzultace ohledně nájmu, podmínek a využití</text:span><text:bookmark text:name="_GoBack"/><text:span text:style-name="T2"> (ono to opravdu nedělá více kanceláří, než jsem zmínil).</text:span></text:p>
        </text:list-item>
        <text:list-item>
          <text:p text:style-name="P2"><text:span text:style-name="T1">4) Chovat se jako soukromý vlastník, nenabízet nestandardní pobídky, je to zbytečné (je ale možné, že tohle se primárně děje zejména v případě nějakých úplatků)</text:span></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alibri1" svg:font-family="Calibri"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cs" fo:country="CZ" style:letter-kerning="tru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cs" fo:country="CZ" style:letter-kerning="true" style:font-name-asian="Calibri2"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Arial" fo:font-family="Arial" style:font-family-generic="roman" style:font-pitch="variable" fo:font-size="10pt" style:font-name-asian="Calibri2" style:font-family-asian="Calibri" style:font-family-generic-asian="system" style:font-pitch-asian="variable" style:font-name-complex="F"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meta:initial-creator>
    <dc:creator>Zabransky Adam</dc:creator>
    <meta:editing-cycles>3</meta:editing-cycles>
    <meta:creation-date>2016-12-12T10:58:00</meta:creation-date>
    <dc:date>2016-12-13T16:39:14.557700809</dc:date>
    <meta:editing-duration>PT1H29M21S</meta:editing-duration>
    <meta:generator>LibreOffice/5.0.6.2$Linux_X86_64 LibreOffice_project/00$Build-2</meta:generator>
    <meta:document-statistic meta:table-count="0" meta:image-count="0" meta:object-count="0" meta:page-count="2" meta:paragraph-count="15" meta:word-count="774" meta:character-count="4887" meta:non-whitespace-character-count="4136"/>
    <meta:user-defined meta:name="AppVersion">14.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